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550aaf" officeooo:paragraph-rsid="00550aaf"/>
    </style:style>
    <style:style style:name="P2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6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2" style:family="paragraph" style:parent-style-name="Standard">
      <style:paragraph-properties fo:text-align="start" style:justify-single-word="false"/>
      <style:text-properties officeooo:paragraph-rsid="0044f01a"/>
    </style:style>
    <style:style style:name="P23" style:family="paragraph" style:parent-style-name="Standard">
      <style:paragraph-properties fo:text-align="start" style:justify-single-word="false"/>
      <style:text-properties officeooo:paragraph-rsid="004e6093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ff00" style:font-name="Liberation Mono" fo:font-size="15pt" fo:font-weight="bold" officeooo:rsid="00049481" officeooo:paragraph-rsid="00049481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6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66c7d1" officeooo:paragraph-rsid="0022afb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5a4b13"/>
    </style:style>
    <style:style style:name="P1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>
      <style:paragraph-properties fo:margin-left="0in" fo:margin-right="0in" fo:line-height="115%" fo:text-indent="0in" style:auto-text-indent="false"/>
      <style:text-properties fo:color="#800080" style:font-name="Liberation Mono" fo:font-size="10pt" fo:font-weight="normal" officeooo:rsid="0166c7d1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margin-left="0in" fo:margin-right="0in" fo:line-height="115%" fo:text-indent="0in" style:auto-text-indent="false"/>
      <style:text-properties fo:color="#800080" style:font-name="Liberation Mono" fo:font-size="10pt" fo:font-weight="normal" officeooo:rsid="0166c7d1" officeooo:paragraph-rsid="0058759d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4e6093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9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Liberation Mono" fo:font-size="10pt" fo:font-style="normal" fo:font-weight="normal" officeooo:rsid="005a4b13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Liberation Mono" fo:font-size="10pt" fo:font-style="normal" fo:font-weight="normal" officeooo:rsid="01816088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000000" style:font-name="Liberation Mono" fo:font-size="10pt" fo:font-style="normal" fo:font-weight="bold" officeooo:rsid="01816088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000000" style:font-name="Liberation Mono" fo:font-size="10pt" fo:font-style="normal" fo:font-weight="bold" officeooo:rsid="019bb23a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font-name="Liberation Mono" fo:font-size="10pt" fo:font-style="normal" style:text-underline-style="solid" style:text-underline-width="auto" style:text-underline-color="font-color" fo:font-weight="normal" officeooo:rsid="01816088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font-name="Liberation Mono" fo:font-size="10pt" fo:font-style="italic" fo:font-weight="normal" officeooo:rsid="01816088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font-name="Liberation Mono" fo:font-size="10pt" fo:font-style="italic" fo:font-weight="normal" officeooo:rsid="019bb23a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font-name="Liberation Mono" fo:font-size="10pt" fo:font-style="italic" fo:font-weight="bold" officeooo:rsid="01816088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1816088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19bb23a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officeooo:rsid="00105cec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184f894" style:font-weight-asian="bold" style:font-weight-complex="bold"/>
    </style:style>
    <style:style style:name="T30" style:family="text">
      <style:text-properties fo:color="#000000" fo:font-weight="bold" officeooo:rsid="019f076e" style:font-weight-asian="bold" style:font-weight-complex="bold"/>
    </style:style>
    <style:style style:name="T31" style:family="text">
      <style:text-properties fo:color="#000000" fo:font-weight="bold" officeooo:rsid="00378ac7" style:font-weight-asian="bold" style:font-weight-complex="bold"/>
    </style:style>
    <style:style style:name="T32" style:family="text">
      <style:text-properties fo:color="#000000" fo:font-weight="bold" officeooo:rsid="01a2b84f" style:font-weight-asian="bold" style:font-weight-complex="bold"/>
    </style:style>
    <style:style style:name="T33" style:family="text">
      <style:text-properties fo:color="#000000" fo:font-weight="bold" officeooo:rsid="003a26a3" style:font-weight-asian="bold" style:font-weight-complex="bold"/>
    </style:style>
    <style:style style:name="T34" style:family="text">
      <style:text-properties fo:color="#000000" fo:font-weight="bold" officeooo:rsid="01b36c73" style:font-weight-asian="bold" style:font-weight-complex="bold"/>
    </style:style>
    <style:style style:name="T35" style:family="text">
      <style:text-properties fo:color="#000000" fo:font-weight="bold" officeooo:rsid="01cd9fe0" style:font-weight-asian="bold" style:font-weight-complex="bold"/>
    </style:style>
    <style:style style:name="T36" style:family="text">
      <style:text-properties fo:color="#000000" fo:font-weight="bold" officeooo:rsid="01d5bca2" style:font-weight-asian="bold" style:font-weight-complex="bold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fo:color="#000000" fo:font-weight="normal" officeooo:rsid="01cbd997" style:font-weight-asian="normal" style:font-weight-complex="normal"/>
    </style:style>
    <style:style style:name="T39" style:family="text">
      <style:text-properties fo:color="#000000" fo:font-weight="normal" officeooo:rsid="01cd9fe0" style:font-weight-asian="normal" style:font-weight-complex="normal"/>
    </style:style>
    <style:style style:name="T40" style:family="text">
      <style:text-properties fo:color="#000000" fo:font-weight="normal" officeooo:rsid="01d5bca2" style:font-weight-asian="normal" style:font-weight-complex="normal"/>
    </style:style>
    <style:style style:name="T41" style:family="text">
      <style:text-properties fo:color="#000000" fo:font-weight="normal" officeooo:rsid="00457f31" style:font-weight-asian="normal" style:font-weight-complex="normal"/>
    </style:style>
    <style:style style:name="T42" style:family="text">
      <style:text-properties fo:color="#000000" style:text-underline-style="solid" style:text-underline-width="auto" style:text-underline-color="font-color" officeooo:rsid="003587d1"/>
    </style:style>
    <style:style style:name="T43" style:family="text">
      <style:text-properties fo:color="#000000" officeooo:rsid="01443c36"/>
    </style:style>
    <style:style style:name="T44" style:family="text">
      <style:text-properties fo:color="#000000" officeooo:rsid="014dd22b"/>
    </style:style>
    <style:style style:name="T45" style:family="text">
      <style:text-properties fo:color="#000000" fo:font-style="normal" style:text-underline-style="none" style:font-style-asian="normal" style:font-style-complex="normal"/>
    </style:style>
    <style:style style:name="T46" style:family="text">
      <style:text-properties fo:color="#000000" fo:font-style="normal" style:text-underline-style="none" officeooo:rsid="01c5d652" style:font-style-asian="normal" style:font-style-complex="normal"/>
    </style:style>
    <style:style style:name="T47" style:family="text">
      <style:text-properties fo:color="#000000" fo:font-style="normal" style:text-underline-style="none" officeooo:rsid="0044f01a" style:font-style-asian="normal" style:font-style-complex="normal"/>
    </style:style>
    <style:style style:name="T48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49" style:family="text">
      <style:text-properties fo:color="#000000" officeooo:rsid="02cf5672"/>
    </style:style>
    <style:style style:name="T50" style:family="text">
      <style:text-properties fo:color="#000000" officeooo:rsid="02d06a97"/>
    </style:style>
    <style:style style:name="T51" style:family="text">
      <style:text-properties fo:color="#000000" officeooo:rsid="00337b36"/>
    </style:style>
    <style:style style:name="T52" style:family="text">
      <style:text-properties fo:color="#000000" officeooo:rsid="003559e6"/>
    </style:style>
    <style:style style:name="T53" style:family="text">
      <style:text-properties fo:color="#000000" officeooo:rsid="0184f894"/>
    </style:style>
    <style:style style:name="T54" style:family="text">
      <style:text-properties fo:color="#000000" officeooo:rsid="003587d1"/>
    </style:style>
    <style:style style:name="T55" style:family="text">
      <style:text-properties fo:color="#000000" officeooo:rsid="00378ac7"/>
    </style:style>
    <style:style style:name="T56" style:family="text">
      <style:text-properties fo:color="#000000" officeooo:rsid="01a2b84f"/>
    </style:style>
    <style:style style:name="T57" style:family="text">
      <style:text-properties fo:color="#000000" officeooo:rsid="01ade545"/>
    </style:style>
    <style:style style:name="T58" style:family="text">
      <style:text-properties fo:color="#000000" officeooo:rsid="003a26a3"/>
    </style:style>
    <style:style style:name="T59" style:family="text">
      <style:text-properties fo:color="#000000" officeooo:rsid="01b36c73"/>
    </style:style>
    <style:style style:name="T60" style:family="text">
      <style:text-properties fo:color="#000000" officeooo:rsid="003ce381"/>
    </style:style>
    <style:style style:name="T61" style:family="text">
      <style:text-properties fo:color="#000000" officeooo:rsid="01cd9fe0"/>
    </style:style>
    <style:style style:name="T62" style:family="text">
      <style:text-properties fo:color="#000000" officeooo:rsid="00457f31"/>
    </style:style>
    <style:style style:name="T63" style:family="text">
      <style:text-properties fo:color="#0000cd"/>
    </style:style>
    <style:style style:name="T64" style:family="text">
      <style:text-properties fo:color="#0000cd" officeooo:rsid="0006689b"/>
    </style:style>
    <style:style style:name="T65" style:family="text">
      <style:text-properties fo:color="#0000cd" fo:font-weight="bold" officeooo:rsid="011657e3" style:font-weight-asian="bold" style:font-weight-complex="bold"/>
    </style:style>
    <style:style style:name="T66" style:family="text">
      <style:text-properties fo:color="#0000cd" fo:font-weight="bold" officeooo:rsid="000a7dcf" style:font-weight-asian="bold" style:font-weight-complex="bold"/>
    </style:style>
    <style:style style:name="T67" style:family="text">
      <style:text-properties fo:color="#0000cd" fo:font-weight="bold" officeooo:rsid="00105cec" style:font-weight-asian="bold" style:font-weight-complex="bold"/>
    </style:style>
    <style:style style:name="T68" style:family="text">
      <style:text-properties fo:color="#0000cd" fo:font-weight="bold" officeooo:rsid="00272e4a" style:font-weight-asian="bold" style:font-weight-complex="bold"/>
    </style:style>
    <style:style style:name="T69" style:family="text">
      <style:text-properties fo:color="#0000cd" fo:font-weight="bold" officeooo:rsid="0166c7d1" style:font-weight-asian="bold" style:font-weight-complex="bold"/>
    </style:style>
    <style:style style:name="T70" style:family="text">
      <style:text-properties fo:color="#0000cd" fo:font-weight="bold" officeooo:rsid="01739fd5" style:font-weight-asian="bold" style:font-weight-complex="bold"/>
    </style:style>
    <style:style style:name="T71" style:family="text">
      <style:text-properties fo:color="#0000cd" fo:font-weight="bold" officeooo:rsid="003a26a3" style:font-weight-asian="bold" style:font-weight-complex="bold"/>
    </style:style>
    <style:style style:name="T72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457f31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4e6093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0000cd" style:font-name="Liberation Mono" fo:font-size="10pt" fo:font-style="normal" fo:font-weight="bold" officeooo:rsid="01816088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cd" style:font-name="Liberation Mono" fo:font-size="10pt" fo:font-style="italic" fo:font-weight="bold" officeooo:rsid="01816088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79" style:family="text">
      <style:text-properties officeooo:rsid="00095487"/>
    </style:style>
    <style:style style:name="T80" style:family="text">
      <style:text-properties officeooo:rsid="000996e3"/>
    </style:style>
    <style:style style:name="T81" style:family="text">
      <style:text-properties officeooo:rsid="000a7dcf"/>
    </style:style>
    <style:style style:name="T82" style:family="text">
      <style:text-properties officeooo:rsid="011657e3"/>
    </style:style>
    <style:style style:name="T83" style:family="text">
      <style:text-properties officeooo:rsid="0116c58b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0bf337" style:font-weight-asian="bold" style:font-weight-complex="bold"/>
    </style:style>
    <style:style style:name="T86" style:family="text">
      <style:text-properties fo:font-weight="bold" officeooo:rsid="0153606e" style:font-weight-asian="bold" style:font-weight-complex="bold"/>
    </style:style>
    <style:style style:name="T87" style:family="text">
      <style:text-properties fo:font-weight="bold" officeooo:rsid="01627932" style:font-weight-asian="bold" style:font-weight-complex="bold"/>
    </style:style>
    <style:style style:name="T88" style:family="text">
      <style:text-properties fo:font-weight="bold" officeooo:rsid="0166c7d1" style:font-weight-asian="bold" style:font-weight-complex="bold"/>
    </style:style>
    <style:style style:name="T89" style:family="text">
      <style:text-properties fo:font-weight="bold" officeooo:rsid="00272e4a" style:font-weight-asian="bold" style:font-weight-complex="bold"/>
    </style:style>
    <style:style style:name="T90" style:family="text">
      <style:text-properties fo:font-weight="bold" officeooo:rsid="0184f894" style:font-weight-asian="bold" style:font-weight-complex="bold"/>
    </style:style>
    <style:style style:name="T91" style:family="text">
      <style:text-properties fo:font-weight="bold" officeooo:rsid="019f8ad6" style:font-weight-asian="bold" style:font-weight-complex="bold"/>
    </style:style>
    <style:style style:name="T92" style:family="text">
      <style:text-properties fo:font-weight="bold" officeooo:rsid="01c3d81c" style:font-weight-asian="bold" style:font-weight-complex="bold"/>
    </style:style>
    <style:style style:name="T93" style:family="text">
      <style:text-properties fo:font-weight="bold" officeooo:rsid="01627932" fo:background-color="#1e1e1e" loext:char-shading-value="0" style:font-weight-asian="bold" style:font-weight-complex="bold"/>
    </style:style>
    <style:style style:name="T94" style:family="text">
      <style:text-properties officeooo:rsid="000af775"/>
    </style:style>
    <style:style style:name="T95" style:family="text">
      <style:text-properties officeooo:rsid="000bf337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officeooo:rsid="017bea21"/>
    </style:style>
    <style:style style:name="T98" style:family="text">
      <style:text-properties fo:color="#800080"/>
    </style:style>
    <style:style style:name="T99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800080" fo:font-weight="bold" style:font-weight-asian="bold" style:font-weight-complex="bold"/>
    </style:style>
    <style:style style:name="T101" style:family="text">
      <style:text-properties fo:color="#800080" fo:font-weight="bold" officeooo:rsid="01627932" style:font-weight-asian="bold" style:font-weight-complex="bold"/>
    </style:style>
    <style:style style:name="T102" style:family="text">
      <style:text-properties fo:color="#800080" fo:font-weight="bold" officeooo:rsid="016da2d0" style:font-weight-asian="bold" style:font-weight-complex="bold"/>
    </style:style>
    <style:style style:name="T103" style:family="text">
      <style:text-properties fo:color="#800080" fo:font-weight="bold" officeooo:rsid="016bc529" style:font-weight-asian="bold" style:font-weight-complex="bold"/>
    </style:style>
    <style:style style:name="T104" style:family="text">
      <style:text-properties fo:color="#800080" fo:font-weight="bold" officeooo:rsid="01cbd997" style:font-weight-asian="bold" style:font-weight-complex="bold"/>
    </style:style>
    <style:style style:name="T105" style:family="text">
      <style:text-properties fo:color="#800080" officeooo:rsid="012c6d3d"/>
    </style:style>
    <style:style style:name="T106" style:family="text">
      <style:text-properties fo:color="#800080" officeooo:rsid="01533894"/>
    </style:style>
    <style:style style:name="T107" style:family="text">
      <style:text-properties fo:color="#800080" officeooo:rsid="015d8d61"/>
    </style:style>
    <style:style style:name="T108" style:family="text">
      <style:text-properties fo:color="#800080" officeooo:rsid="016da2d0"/>
    </style:style>
    <style:style style:name="T109" style:family="text">
      <style:text-properties fo:color="#800080" officeooo:rsid="016bc529"/>
    </style:style>
    <style:style style:name="T110" style:family="text">
      <style:text-properties fo:color="#800080" fo:font-weight="normal" style:font-weight-asian="normal" style:font-weight-complex="normal"/>
    </style:style>
    <style:style style:name="T111" style:family="text">
      <style:text-properties fo:color="#800080" fo:font-weight="normal" officeooo:rsid="0142f07a" style:font-weight-asian="normal" style:font-weight-complex="normal"/>
    </style:style>
    <style:style style:name="T112" style:family="text">
      <style:text-properties fo:color="#800080" fo:font-weight="normal" officeooo:rsid="00457a1c" style:font-weight-asian="normal" style:font-weight-complex="normal"/>
    </style:style>
    <style:style style:name="T113" style:family="text">
      <style:text-properties fo:color="#800080" officeooo:rsid="019bb23a"/>
    </style:style>
    <style:style style:name="T114" style:family="text">
      <style:text-properties officeooo:rsid="0119a25b"/>
    </style:style>
    <style:style style:name="T115" style:family="text">
      <style:text-properties officeooo:rsid="01949add"/>
    </style:style>
    <style:style style:name="T116" style:family="text">
      <style:text-properties officeooo:rsid="00105cec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159abb1" style:font-weight-asian="normal" style:font-weight-complex="normal"/>
    </style:style>
    <style:style style:name="T119" style:family="text">
      <style:text-properties fo:font-weight="normal" officeooo:rsid="0157ef79" style:font-weight-asian="normal" style:font-weight-complex="normal"/>
    </style:style>
    <style:style style:name="T120" style:family="text">
      <style:text-properties fo:font-weight="normal" officeooo:rsid="003559e6" style:font-weight-asian="normal" style:font-weight-complex="normal"/>
    </style:style>
    <style:style style:name="T121" style:family="text">
      <style:text-properties fo:font-weight="normal" officeooo:rsid="003a111e" style:font-weight-asian="normal" style:font-weight-complex="normal"/>
    </style:style>
    <style:style style:name="T122" style:family="text">
      <style:text-properties fo:font-weight="normal" officeooo:rsid="003ce381" style:font-weight-asian="normal" style:font-weight-complex="normal"/>
    </style:style>
    <style:style style:name="T123" style:family="text">
      <style:text-properties fo:font-weight="normal" officeooo:rsid="01c3d81c" style:font-weight-asian="normal" style:font-weight-complex="normal"/>
    </style:style>
    <style:style style:name="T124" style:family="text">
      <style:text-properties officeooo:rsid="0016e94e"/>
    </style:style>
    <style:style style:name="T125" style:family="text">
      <style:text-properties officeooo:rsid="001a93d9"/>
    </style:style>
    <style:style style:name="T126" style:family="text">
      <style:text-properties fo:color="#00a933"/>
    </style:style>
    <style:style style:name="T127" style:family="text">
      <style:text-properties fo:color="#00a933" style:text-underline-style="none"/>
    </style:style>
    <style:style style:name="T128" style:family="text">
      <style:text-properties fo:color="#00a933" fo:font-weight="bold" style:font-weight-asian="bold" style:font-weight-complex="bold"/>
    </style:style>
    <style:style style:name="T129" style:family="text">
      <style:text-properties fo:color="#00a933" fo:font-weight="bold" officeooo:rsid="01c38304" style:font-weight-asian="bold" style:font-weight-complex="bold"/>
    </style:style>
    <style:style style:name="T130" style:family="text">
      <style:text-properties officeooo:rsid="01443c36"/>
    </style:style>
    <style:style style:name="T131" style:family="text">
      <style:text-properties officeooo:rsid="0155efef"/>
    </style:style>
    <style:style style:name="T132" style:family="text">
      <style:text-properties officeooo:rsid="02590fd3"/>
    </style:style>
    <style:style style:name="T133" style:family="text">
      <style:text-properties officeooo:rsid="001fd676"/>
    </style:style>
    <style:style style:name="T134" style:family="text">
      <style:text-properties officeooo:rsid="015d8d61"/>
    </style:style>
    <style:style style:name="T135" style:family="text">
      <style:text-properties officeooo:rsid="00201c3f"/>
    </style:style>
    <style:style style:name="T136" style:family="text">
      <style:text-properties officeooo:rsid="01627932"/>
    </style:style>
    <style:style style:name="T137" style:family="text">
      <style:text-properties officeooo:rsid="0020f521"/>
    </style:style>
    <style:style style:name="T138" style:family="text">
      <style:text-properties officeooo:rsid="0022afb4"/>
    </style:style>
    <style:style style:name="T139" style:family="text">
      <style:text-properties officeooo:rsid="00260df3"/>
    </style:style>
    <style:style style:name="T140" style:family="text">
      <style:text-properties fo:font-style="normal" officeooo:rsid="0166c7d1" style:font-style-asian="normal" style:font-style-complex="normal"/>
    </style:style>
    <style:style style:name="T141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42" style:family="text">
      <style:text-properties fo:font-style="normal" style:text-underline-style="none" style:font-style-asian="normal" style:font-style-complex="normal"/>
    </style:style>
    <style:style style:name="T1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4" style:family="text">
      <style:text-properties officeooo:rsid="00272e4a"/>
    </style:style>
    <style:style style:name="T145" style:family="text">
      <style:text-properties officeooo:rsid="016bc529"/>
    </style:style>
    <style:style style:name="T146" style:family="text">
      <style:text-properties officeooo:rsid="016da2d0"/>
    </style:style>
    <style:style style:name="T147" style:family="text">
      <style:text-properties style:font-name="Liberation Mono" fo:font-size="10pt" officeooo:rsid="00105cec" style:font-size-asian="10pt" style:font-size-complex="10pt"/>
    </style:style>
    <style:style style:name="T148" style:family="text">
      <style:text-properties style:font-name="Liberation Mono" fo:font-size="10pt" officeooo:rsid="00151ef9" style:font-size-asian="10pt" style:font-size-complex="10pt"/>
    </style:style>
    <style:style style:name="T14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50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51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52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53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54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55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56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57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58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59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60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61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62" style:family="text">
      <style:text-properties officeooo:rsid="00151ef9"/>
    </style:style>
    <style:style style:name="T163" style:family="text">
      <style:text-properties style:text-underline-style="solid" style:text-underline-width="auto" style:text-underline-color="font-color"/>
    </style:style>
    <style:style style:name="T164" style:family="text">
      <style:text-properties style:text-underline-style="solid" style:text-underline-width="auto" style:text-underline-color="font-color" officeooo:rsid="0016e94e"/>
    </style:style>
    <style:style style:name="T165" style:family="text">
      <style:text-properties style:text-underline-style="solid" style:text-underline-width="auto" style:text-underline-color="font-color" officeooo:rsid="001a93d9"/>
    </style:style>
    <style:style style:name="T166" style:family="text">
      <style:text-properties style:text-underline-style="solid" style:text-underline-width="auto" style:text-underline-color="font-color" officeooo:rsid="001beece"/>
    </style:style>
    <style:style style:name="T167" style:family="text">
      <style:text-properties style:text-underline-style="solid" style:text-underline-width="auto" style:text-underline-color="font-color" officeooo:rsid="001d06a2"/>
    </style:style>
    <style:style style:name="T168" style:family="text">
      <style:text-properties style:text-underline-style="solid" style:text-underline-width="auto" style:text-underline-color="font-color" officeooo:rsid="001e3a70"/>
    </style:style>
    <style:style style:name="T169" style:family="text">
      <style:text-properties style:text-underline-style="solid" style:text-underline-width="auto" style:text-underline-color="font-color" officeooo:rsid="0020f521"/>
    </style:style>
    <style:style style:name="T170" style:family="text">
      <style:text-properties style:text-underline-style="solid" style:text-underline-width="auto" style:text-underline-color="font-color" officeooo:rsid="00201c3f"/>
    </style:style>
    <style:style style:name="T171" style:family="text">
      <style:text-properties style:text-underline-style="solid" style:text-underline-width="auto" style:text-underline-color="font-color" officeooo:rsid="0022afb4"/>
    </style:style>
    <style:style style:name="T172" style:family="text">
      <style:text-properties style:text-underline-style="solid" style:text-underline-width="auto" style:text-underline-color="font-color" officeooo:rsid="0038a666"/>
    </style:style>
    <style:style style:name="T173" style:family="text">
      <style:text-properties style:text-underline-style="solid" style:text-underline-width="auto" style:text-underline-color="font-color" officeooo:rsid="01bfceb7"/>
    </style:style>
    <style:style style:name="T174" style:family="text">
      <style:text-properties officeooo:rsid="012c6d3d"/>
    </style:style>
    <style:style style:name="T175" style:family="text">
      <style:text-properties officeooo:rsid="012d0e00"/>
    </style:style>
    <style:style style:name="T176" style:family="text">
      <style:text-properties officeooo:rsid="001beece"/>
    </style:style>
    <style:style style:name="T177" style:family="text">
      <style:text-properties officeooo:rsid="001d06a2"/>
    </style:style>
    <style:style style:name="T178" style:family="text">
      <style:text-properties officeooo:rsid="001e3a70"/>
    </style:style>
    <style:style style:name="T179" style:family="text">
      <style:text-properties officeooo:rsid="01533894"/>
    </style:style>
    <style:style style:name="T180" style:family="text">
      <style:text-properties officeooo:rsid="0157ef79"/>
    </style:style>
    <style:style style:name="T181" style:family="text">
      <style:text-properties officeooo:rsid="025e22c5"/>
    </style:style>
    <style:style style:name="T182" style:family="text">
      <style:text-properties officeooo:rsid="0166c7d1"/>
    </style:style>
    <style:style style:name="T183" style:family="text">
      <style:text-properties fo:font-style="italic" officeooo:rsid="0166c7d1" style:font-style-asian="italic" style:font-style-complex="italic"/>
    </style:style>
    <style:style style:name="T184" style:family="text">
      <style:text-properties officeooo:rsid="01688afb"/>
    </style:style>
    <style:style style:name="T185" style:family="text">
      <style:text-properties officeooo:rsid="002b1365"/>
    </style:style>
    <style:style style:name="T186" style:family="text">
      <style:text-properties officeooo:rsid="00325870"/>
    </style:style>
    <style:style style:name="T187" style:family="text">
      <style:text-properties officeooo:rsid="003559e6"/>
    </style:style>
    <style:style style:name="T188" style:family="text">
      <style:text-properties officeooo:rsid="017ffb89"/>
    </style:style>
    <style:style style:name="T189" style:family="text">
      <style:text-properties fo:color="#ff0000" fo:font-weight="bold" officeooo:rsid="017ffb89" style:font-weight-asian="bold" style:font-weight-complex="bold"/>
    </style:style>
    <style:style style:name="T190" style:family="text">
      <style:text-properties officeooo:rsid="01882bb5"/>
    </style:style>
    <style:style style:name="T191" style:family="text">
      <style:text-properties officeooo:rsid="02d218f5"/>
    </style:style>
    <style:style style:name="T192" style:family="text">
      <style:text-properties officeooo:rsid="0184f894"/>
    </style:style>
    <style:style style:name="T193" style:family="text">
      <style:text-properties officeooo:rsid="00378ac7"/>
    </style:style>
    <style:style style:name="T194" style:family="text">
      <style:text-properties officeooo:rsid="019bb23a"/>
    </style:style>
    <style:style style:name="T195" style:family="text">
      <style:text-properties officeooo:rsid="019f076e"/>
    </style:style>
    <style:style style:name="T196" style:family="text">
      <style:text-properties officeooo:rsid="003a111e"/>
    </style:style>
    <style:style style:name="T197" style:family="text">
      <style:text-properties officeooo:rsid="003a26a3"/>
    </style:style>
    <style:style style:name="T198" style:family="text">
      <style:text-properties fo:color="#c9211e" fo:font-weight="bold" officeooo:rsid="01b36c73" style:font-weight-asian="bold" style:font-weight-complex="bold"/>
    </style:style>
    <style:style style:name="T199" style:family="text">
      <style:text-properties fo:color="#c9211e" style:font-name="Liberation Mono" fo:font-size="10pt" fo:font-style="normal" fo:font-weight="bold" officeooo:rsid="01816088" style:font-size-asian="10pt" style:font-style-asian="normal" style:font-weight-asian="bold" style:font-size-complex="10pt" style:font-style-complex="normal" style:font-weight-complex="bold"/>
    </style:style>
    <style:style style:name="T200" style:family="text">
      <style:text-properties officeooo:rsid="003f287f"/>
    </style:style>
    <style:style style:name="T201" style:family="text">
      <style:text-properties officeooo:rsid="00425d8c"/>
    </style:style>
    <style:style style:name="T202" style:family="text">
      <style:text-properties officeooo:rsid="01c38304"/>
    </style:style>
    <style:style style:name="T203" style:family="text">
      <style:text-properties officeooo:rsid="005707c9"/>
    </style:style>
    <style:style style:name="T204" style:family="text">
      <style:text-properties fo:color="#569cd6"/>
    </style:style>
    <style:style style:name="T205" style:family="text">
      <style:text-properties fo:color="#569cd6" style:font-name="Droid Sans Mono" fo:font-size="10.5pt" fo:font-weight="bold" officeooo:rsid="01627932" fo:background-color="#1e1e1e" loext:char-shading-value="0" style:font-weight-asian="bold" style:font-weight-complex="bold"/>
    </style:style>
    <style:style style:name="T206" style:family="text">
      <style:text-properties fo:color="#d4d4d4" style:font-name="Droid Sans Mono" fo:font-size="10.5pt" fo:font-weight="bold" officeooo:rsid="01627932" fo:background-color="#1e1e1e" loext:char-shading-value="0" style:font-weight-asian="bold" style:font-weight-complex="bold"/>
    </style:style>
    <style:style style:name="T207" style:family="text">
      <style:text-properties fo:color="#4ec9b0" fo:font-weight="bold" officeooo:rsid="01627932" style:font-weight-asian="bold" style:font-weight-complex="bold"/>
    </style:style>
    <style:style style:name="T208" style:family="text">
      <style:text-properties fo:color="#4ec9b0" fo:font-weight="bold" officeooo:rsid="01627932" fo:background-color="#1e1e1e" loext:char-shading-value="0" style:font-weight-asian="bold" style:font-weight-complex="bold"/>
    </style:style>
    <style:style style:name="T209" style:family="text">
      <style:text-properties fo:color="#4ec9b0" style:font-name="Droid Sans Mono" fo:font-size="10.5pt" fo:font-weight="bold" officeooo:rsid="01627932" fo:background-color="#1e1e1e" loext:char-shading-value="0" style:font-weight-asian="bold" style:font-weight-complex="bold"/>
    </style:style>
    <style:style style:name="T210" style:family="text">
      <style:text-properties fo:color="#dcdcaa"/>
    </style:style>
    <style:style style:name="T211" style:family="text">
      <style:text-properties fo:color="#dcdcaa" fo:font-weight="bold" officeooo:rsid="01627932" style:font-weight-asian="bold" style:font-weight-complex="bold"/>
    </style:style>
    <style:style style:name="T212" style:family="text">
      <style:text-properties fo:color="#dcdcaa" fo:font-weight="bold" officeooo:rsid="01627932" fo:background-color="#1e1e1e" loext:char-shading-value="0" style:font-weight-asian="bold" style:font-weight-complex="bold"/>
    </style:style>
    <style:style style:name="T213" style:family="text">
      <style:text-properties fo:color="#9cdcfe"/>
    </style:style>
    <style:style style:name="T214" style:family="text">
      <style:text-properties fo:color="#9cdcfe" fo:font-weight="bold" officeooo:rsid="01627932" style:font-weight-asian="bold" style:font-weight-complex="bold"/>
    </style:style>
    <style:style style:name="T215" style:family="text">
      <style:text-properties fo:color="#9cdcfe" fo:font-weight="bold" officeooo:rsid="01627932" fo:background-color="#1e1e1e" loext:char-shading-value="0" style:font-weight-asian="bold" style:font-weight-complex="bold"/>
    </style:style>
    <style:style style:name="T216" style:family="text">
      <style:text-properties fo:color="#c586c0"/>
    </style:style>
    <style:style style:name="T217" style:family="text">
      <style:text-properties officeooo:rsid="01627932" style:font-size-asian="10pt" style:font-weight-asian="normal" style:font-size-complex="10pt" style:font-weight-complex="normal"/>
    </style:style>
    <style:style style:name="T218" style:family="text">
      <style:text-properties fo:color="#b5cea8" fo:font-weight="bold" officeooo:rsid="01627932" style:font-weight-asian="bold" style:font-weight-complex="bold"/>
    </style:style>
    <style:style style:name="T219" style:family="text">
      <style:text-properties fo:color="#b5cea8" fo:font-weight="bold" officeooo:rsid="01627932" fo:background-color="#1e1e1e" loext:char-shading-value="0" style:font-weight-asian="bold" style:font-weight-complex="bold"/>
    </style:style>
    <style:style style:name="T220" style:family="text">
      <style:text-properties fo:background-color="#1e1e1e" loext:char-shading-value="0"/>
    </style:style>
    <style:style style:name="T221" style:family="text">
      <style:text-properties officeooo:rsid="0058759d"/>
    </style:style>
    <style:style style:name="T222" style:family="text">
      <style:text-properties officeooo:rsid="005d13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++ classess</text:p>
      <text:p text:style-name="P2"/>
      <text:p text:style-name="P6">-<text:span text:style-name="T1">&gt; class declaration</text:span></text:p>
      <text:p text:style-name="P108"><text:tab/>class Class_Name</text:p>
      <text:p text:style-name="P108"><text:tab/>{</text:p>
      <text:p text:style-name="P108"><text:tab/><text:span text:style-name="T94">private:</text:span></text:p>
      <text:p text:style-name="P108"><text:tab/><text:tab/>// declaration(s);</text:p>
      <text:p text:style-name="P108"><text:tab/><text:span text:style-name="T94">public:</text:span></text:p>
      <text:p text:style-name="P109"><text:tab/><text:tab/>// declaration(s);</text:p>
      <text:p text:style-name="P108"><text:tab/>};</text:p>
      <text:p text:style-name="P64">-<text:span text:style-name="T1">&gt; calling an attribute of the object</text:span></text:p>
      <text:p text:style-name="P41"><text:tab/><text:span text:style-name="T64">object.attribute;</text:span></text:p>
      <text:p text:style-name="P64">-<text:span text:style-name="T1">&gt; calling a method</text:span></text:p>
      <text:p text:style-name="P41"><text:tab/><text:span text:style-name="T64">object.method();</text:span></text:p>
      <text:p text:style-name="P64">-<text:span text:style-name="T79">&gt; pointer to an object</text:span></text:p>
      <text:p text:style-name="P41"><text:tab/><text:span text:style-name="T79">MyClass *new_object = new MyClass();</text:span></text:p>
      <text:p text:style-name="P64">-<text:span text:style-name="T80">&gt; dereference pointer:</text:span></text:p>
      <text:p text:style-name="P41"><text:tab/><text:span text:style-name="T80">a) (*new_object).method()</text:span></text:p>
      <text:p text:style-name="P42"><text:tab/><text:span text:style-name="T80">b) new_object-&gt;method()</text:span></text:p>
      <text:p text:style-name="P65">-<text:span text:style-name="T81">&gt; class member access modifiers:</text:span></text:p>
      <text:p text:style-name="P43"><text:tab/><text:span text:style-name="T81">a) </text:span><text:span text:style-name="T66">public</text:span><text:span text:style-name="T81"> </text:span><text:span text:style-name="T82">– accessible everywhere</text:span></text:p>
      <text:p text:style-name="P43"><text:tab/><text:span text:style-name="T81">b) </text:span><text:span text:style-name="T65">private</text:span><text:span text:style-name="T82"> – accessible only by members or friends of the class, </text:span><text:span text:style-name="T83">by <text:tab/><text:tab/><text:tab/>default all attributes and methods are private if not otherwise <text:tab/><text:tab/><text:tab/>specified</text:span></text:p>
      <text:p text:style-name="P43"><text:tab/><text:span text:style-name="T81">c) </text:span><text:span text:style-name="T65">protected</text:span><text:span text:style-name="T82"> – used with inheritance</text:span></text:p>
      <text:p text:style-name="P66">-<text:span text:style-name="T95">&gt; separate specification from implementation</text:span></text:p>
      <text:p text:style-name="P43"><text:tab/><text:span text:style-name="T95">a) specification in header file - .</text:span><text:span text:style-name="T85">h</text:span></text:p>
      <text:p text:style-name="P43"><text:tab/><text:span text:style-name="T95">b) implementation in separate file - </text:span><text:span text:style-name="T85">.cpp</text:span></text:p>
      <text:p text:style-name="P43"/>
      <text:p text:style-name="P44"><text:span text:style-name="T84">Account.h</text:span> </text:p>
      <text:p text:style-name="P44"/>
      <text:p text:style-name="P33">#ifndef _<text:span text:style-name="T96">ACCOUNT_H_</text:span></text:p>
      <text:p text:style-name="P35">#define _ACCOUNT_H_</text:p>
      <text:p text:style-name="P44"/>
      <text:p text:style-name="P110">class Account {</text:p>
      <text:p text:style-name="P110">private:</text:p>
      <text:p text:style-name="P110"><text:tab/>double balance;</text:p>
      <text:p text:style-name="P110">public:</text:p>
      <text:p text:style-name="P46"><text:span text:style-name="T98"><text:tab/>void set_balance(double bal);<text:tab/></text:span><text:tab/>// <text:span text:style-name="T114">function prototype</text:span></text:p>
      <text:p text:style-name="P46"><text:span text:style-name="T98"><text:tab/>double get_balance();<text:tab/></text:span><text:tab/><text:tab/>// <text:span text:style-name="T114">function prototype</text:span></text:p>
      <text:p text:style-name="P110">};</text:p>
      <text:p text:style-name="P110"/>
      <text:p text:style-name="P33">#endif</text:p>
      <text:p text:style-name="P110"/>
      <text:p text:style-name="P67">Account.cpp</text:p>
      <text:p text:style-name="P45"/>
      <text:p text:style-name="P34">#include “Account.h”</text:p>
      <text:p text:style-name="P45"/>
      <text:p text:style-name="P111">void <text:span text:style-name="T115">Account::</text:span>set_balance(double bal) {</text:p>
      <text:p text:style-name="P111"><text:tab/>balance = bal;</text:p>
      <text:p text:style-name="P111">}</text:p>
      <text:p text:style-name="P111"><text:tab/></text:p>
      <text:p text:style-name="P111">double <text:span text:style-name="T115">Account::</text:span>get_balance() {</text:p>
      <text:p text:style-name="P111"><text:soft-page-break/><text:tab/>return balance;</text:p>
      <text:p text:style-name="P111">}</text:p>
      <text:p text:style-name="P67">Main.cpp</text:p>
      <text:p text:style-name="P112">#include &lt;iostream&gt;</text:p>
      <text:p text:style-name="P34">#include “Account.h”</text:p>
      <text:p text:style-name="P45"/>
      <text:p text:style-name="P112">int main() {</text:p>
      <text:p text:style-name="P112"><text:tab/>Account frank_account;</text:p>
      <text:p text:style-name="P112"><text:tab/>frank_account.set_balance(1000.00);</text:p>
      <text:p text:style-name="P112"><text:tab/>double bal = frank_account.get_balance();</text:p>
      <text:p text:style-name="P112"/>
      <text:p text:style-name="P112"><text:tab/>std::cout &lt;&lt; bal &lt;&lt; std::endl;</text:p>
      <text:p text:style-name="P112"><text:tab/>return 0;</text:p>
      <text:p text:style-name="P112">}</text:p>
      <text:p text:style-name="P112"/>
      <text:p text:style-name="P132"><text:span text:style-name="T2">-</text:span><text:span text:style-name="T27">&gt;</text:span><text:span text:style-name="T116"> </text:span><text:span text:style-name="T27">using Makefile to link files</text:span></text:p>
      <text:p text:style-name="P51"/>
      <text:p text:style-name="P113"><text:span text:style-name="T116"># </text:span>file named - <text:span text:style-name="T84">Makefile</text:span></text:p>
      <text:p text:style-name="P114"># declare the variable</text:p>
      <text:p text:style-name="P114">CC=g++</text:p>
      <text:p text:style-name="P112"/>
      <text:p text:style-name="P114">CFLAGS=-c -Wall -<text:span text:style-name="T203">std=c++14</text:span></text:p>
      <text:p text:style-name="P112"/>
      <text:p text:style-name="P114">all: file</text:p>
      <text:p text:style-name="P112"/>
      <text:p text:style-name="P114">file: main.o Account.o</text:p>
      <text:p text:style-name="P114"><text:tab/>$(CC) main.o Account.o -o exec</text:p>
      <text:p text:style-name="P112"/>
      <text:p text:style-name="P112"><text:span text:style-name="T116">main.o: main.cp</text:span><text:span text:style-name="T125">p</text:span></text:p>
      <text:p text:style-name="P114"><text:tab/>$(CC) $(CFLAGS) main.cpp</text:p>
      <text:p text:style-name="P112"/>
      <text:p text:style-name="P114">Account.o: Account.cpp</text:p>
      <text:p text:style-name="P114"><text:tab/>$(CC) $(CFLAGS) Account.cpp</text:p>
      <text:p text:style-name="P112"/>
      <text:p text:style-name="P114"># cleaning action</text:p>
      <text:p text:style-name="P114">clean:</text:p>
      <text:p text:style-name="P114"><text:tab/>rm -rf *o exec</text:p>
      <text:p text:style-name="P51"/>
      <text:p text:style-name="P68">-&gt; running Makefile from terminal</text:p>
      <text:p text:style-name="P112"><text:span text:style-name="T27"><text:tab/>a) </text:span><text:span text:style-name="T67">make (all)</text:span><text:span text:style-name="T27"> # compile everything</text:span></text:p>
      <text:p text:style-name="P158"><text:span text:style-name="T3"><text:tab/>b) </text:span><text:span text:style-name="T72">make clean</text:span><text:span text:style-name="T3"> # cleaning action</text:span></text:p>
      <text:p text:style-name="P105"><text:span text:style-name="T147">-</text:span><text:span text:style-name="T148">&gt; constructor:</text:span></text:p>
      <text:p text:style-name="P106"><text:span text:style-name="T149"><text:tab/>a) </text:span><text:span text:style-name="T155">default constructor</text:span><text:span text:style-name="T149"> using initialization lists</text:span></text:p>
      <text:p text:style-name="P156"><text:span text:style-name="T149"><text:tab/></text:span><text:span text:style-name="T150">Player::Player()</text:span></text:p>
      <text:p text:style-name="P115"><text:tab/><text:tab/>: name{“None”}, health{0}, xp{0} {</text:p>
      <text:p text:style-name="P156"><text:span text:style-name="T150"><text:tab/>}</text:span><text:span text:style-name="T149"> </text:span></text:p>
      <text:p text:style-name="P107"><text:span text:style-name="T151"><text:tab/></text:span><text:span text:style-name="T152">b) </text:span><text:span text:style-name="T156">overloaded constructor</text:span></text:p>
      <text:p text:style-name="P157"><text:span text:style-name="T152"><text:tab/></text:span><text:span text:style-name="T153">Player::Player(std:: string name_val, int health_val, int xp_val)</text:span></text:p>
      <text:p text:style-name="P116"><text:tab/><text:tab/>: name{name_val}, health{health_val}, xp{xp_val} {</text:p>
      <text:p text:style-name="P119"><text:tab/>}</text:p>
      <text:p text:style-name="P49"><text:span text:style-name="T162"><text:tab/></text:span><text:span text:style-name="T124">c) </text:span><text:span text:style-name="T164">delegating constructor</text:span></text:p>
      <text:p text:style-name="P117"><text:span text:style-name="T124"><text:tab/></text:span>Player::Player()<text:tab/><text:tab/><text:tab/><text:tab/><text:span text:style-name="T2">// no-args constructors</text:span></text:p>
      <text:p text:style-name="P117"><text:soft-page-break/><text:tab/><text:tab/>: Player {“None”, 0, 0} {<text:tab/><text:span text:style-name="T2">// delegate constructor to first one</text:span><text:tab/><text:span text:style-name="T124">}</text:span></text:p>
      <text:p text:style-name="P71">-<text:span text:style-name="T187">&gt; destructor –</text:span><text:span text:style-name="T120"> only one destructor, important to release resources while using <text:tab/>raw pointers</text:span></text:p>
      <text:p text:style-name="P72"><text:tab/><text:span text:style-name="T111">Shallow::~Shallow() {</text:span></text:p>
      <text:p text:style-name="P62"><text:span text:style-name="T98"><text:tab/><text:tab/>delete data;<text:tab/><text:tab/></text:span><text:tab/><text:tab/><text:tab/>// free storage</text:p>
      <text:p text:style-name="P131"><text:tab/><text:tab/>cout &lt;&lt; “Destructor freeing data” &lt;&lt; endl;</text:p>
      <text:p text:style-name="P131"><text:tab/>}</text:p>
      <text:p text:style-name="P71">-<text:span text:style-name="T125">&gt; copy constructor:</text:span></text:p>
      <text:p text:style-name="P47"><text:tab/><text:span text:style-name="T125">a) copy constructor </text:span><text:span text:style-name="T165">prototype</text:span><text:span text:style-name="T125">:</text:span></text:p>
      <text:p text:style-name="P48"><text:tab/><text:span text:style-name="T105">Class_Name::Class_Name(const Class_Name &amp;source);</text:span></text:p>
      <text:p text:style-name="P48"><text:span text:style-name="T174"><text:tab/></text:span><text:span text:style-name="T125">b) using </text:span><text:span text:style-name="T165">initialization lists</text:span><text:span text:style-name="T125">:</text:span></text:p>
      <text:p text:style-name="P118"><text:span text:style-name="T125"><text:tab/></text:span><text:span text:style-name="T175">Player::Player(const Player &amp;source)<text:tab/><text:tab/><text:tab/></text:span></text:p>
      <text:p text:style-name="P125"><text:tab/><text:tab/>: name{source.name}, health {source.health}, xp {source.xp} {</text:p>
      <text:p text:style-name="P127"><text:tab/>}</text:p>
      <text:p text:style-name="P53"><text:span text:style-name="T125"><text:tab/></text:span><text:span text:style-name="T176">c) </text:span><text:span text:style-name="T166">deep copy</text:span><text:span text:style-name="T176"> with raw pointers</text:span></text:p>
      <text:p text:style-name="P124"><text:span text:style-name="T176"><text:tab/></text:span><text:span text:style-name="T130">Deep::Deep(const Deep &amp;source) {<text:tab/><text:tab/><text:tab/></text:span><text:span text:style-name="T43">// </text:span><text:span text:style-name="T44">deep copy constructor</text:span></text:p>
      <text:p text:style-name="P121"><text:tab/><text:tab/>data = new int;<text:tab/><text:tab/><text:tab/><text:tab/><text:tab/></text:p>
      <text:p text:style-name="P121"><text:tab/><text:tab/>*data = *source.data;</text:p>
      <text:p text:style-name="P121"><text:tab/><text:tab/>cout &lt;&lt; “Copy constructor – deep” &lt;&lt; endl;</text:p>
      <text:p text:style-name="P126"><text:tab/>}</text:p>
      <text:p text:style-name="P54"><text:span text:style-name="T176"><text:tab/></text:span><text:span text:style-name="T177">d) deep copy using </text:span><text:span text:style-name="T167">delegating constructor</text:span></text:p>
      <text:p text:style-name="P120"><text:span text:style-name="T177"><text:tab/></text:span>Deep::Deep(const Deep &amp;source)<text:tab/><text:tab/><text:tab/><text:span text:style-name="T2">// </text:span><text:span text:style-name="T44">deep copy constructor</text:span></text:p>
      <text:p text:style-name="P130"><text:tab/><text:tab/>: Deep{*source.data} {</text:p>
      <text:p text:style-name="P120"><text:tab/><text:tab/>cout &lt;&lt; “Copy constructor – deep” &lt;&lt; endl;</text:p>
      <text:p text:style-name="P123"><text:tab/>}</text:p>
      <text:p text:style-name="P73"><text:span text:style-name="T177">-</text:span><text:span text:style-name="T178">&gt; move constructor:</text:span></text:p>
      <text:p text:style-name="P56"><text:tab/>a) move constructor <text:span text:style-name="T163">prototype</text:span>:</text:p>
      <text:p text:style-name="P55"><text:span text:style-name="T178"><text:tab/></text:span><text:span text:style-name="T106">Type::Type(Type &amp;&amp;source);</text:span></text:p>
      <text:p text:style-name="P55"><text:span text:style-name="T179"><text:tab/></text:span><text:span text:style-name="T178">b) </text:span><text:span text:style-name="T168">move constructor with raw pointers:</text:span></text:p>
      <text:p text:style-name="P122"><text:span text:style-name="T178"><text:tab/></text:span><text:span text:style-name="T86">Move::Move(Move &amp;&amp;source)</text:span></text:p>
      <text:p text:style-name="P133"><text:tab/><text:tab/>: data{source.data} {</text:p>
      <text:p text:style-name="P50"><text:span text:style-name="T100"><text:tab/><text:tab/>source.data = nullptr;</text:span><text:span text:style-name="T84"><text:tab/></text:span>// <text:span text:style-name="T131">steal the data and the nulls out the <text:tab/><text:tab/><text:tab/><text:tab/><text:tab/><text:tab/><text:tab/><text:tab/>source pointer</text:span></text:p>
      <text:p text:style-name="P135"><text:tab/>}</text:p>
      <text:p text:style-name="P69"><text:span text:style-name="T180">-</text:span><text:span text:style-name="T133">&gt; const correctness:</text:span></text:p>
      <text:p text:style-name="P52"><text:tab/><text:span text:style-name="T185">a)</text:span> <text:span text:style-name="T163">const object</text:span> can be passed only to const functions</text:p>
      <text:p text:style-name="P57"><text:span text:style-name="T133"><text:tab/></text:span><text:span text:style-name="T107">const Player villain {“Villain”, 100, 50};</text:span></text:p>
      <text:p text:style-name="P159"><text:span text:style-name="T4"><text:tab/></text:span><text:span text:style-name="T5">b)</text:span><text:span text:style-name="T4"> </text:span><text:span text:style-name="T8">const function</text:span><text:span text:style-name="T6"> can accept any object</text:span></text:p>
      <text:p text:style-name="P57"><text:tab/><text:span text:style-name="T107">std::string get_name() const;</text:span></text:p>
      <text:p text:style-name="P70"><text:span text:style-name="T134">-</text:span><text:span text:style-name="T135">&gt; static:</text:span></text:p>
      <text:p text:style-name="P58"><text:span text:style-name="T134"><text:tab/></text:span><text:span text:style-name="T135">a) </text:span><text:span text:style-name="T169">static </text:span><text:span text:style-name="T170">class member</text:span><text:span text:style-name="T135"> - </text:span><text:span text:style-name="T136">a single data member that belongs to the class, <text:tab/>not the objects. </text:span><text:span text:style-name="T135">U</text:span><text:span text:style-name="T136">seful to store class-wide information. </text:span><text:span text:style-name="T135">M</text:span><text:span text:style-name="T181">ust be <text:tab/>initilized <text:tab/>outside of class declaration.</text:span><text:span text:style-name="T134"><text:tab/></text:span></text:p>
      <text:p text:style-name="P128"><text:tab/><text:span text:style-name="T87">static</text:span><text:span text:style-name="T136"> int num_players;<text:tab/></text:span></text:p>
      <text:p text:style-name="P59"><text:span text:style-name="T98"><text:tab/></text:span><text:span text:style-name="T101">int Player::num_players = 0; </text:span><text:span text:style-name="T136">// Typically in Player.cpp</text:span></text:p>
      <text:p text:style-name="P60"><text:tab/><text:span text:style-name="T137">a) </text:span><text:span text:style-name="T171">static class function</text:span><text:span text:style-name="T138"> - </text:span><text:span text:style-name="T136">independent of any objects. </text:span><text:span text:style-name="T138">C</text:span><text:span text:style-name="T136">an be called using <text:tab/>the class name. </text:span><text:span text:style-name="T138">C</text:span><text:span text:style-name="T136">an only access static class members, not a features of <text:tab/>objects.</text:span></text:p>
      <text:p text:style-name="P167"><text:tab/>class TestClass {</text:p>
      <text:p text:style-name="P170"><text:tab/><text:tab/>public:</text:p>
      <text:p text:style-name="P170"><text:tab/><text:tab/><text:tab/><text:span text:style-name="T84">static</text:span> int addition(int x, int y){return x + y;}</text:p>
      <text:p text:style-name="P171"><text:tab/>};</text:p>
      <text:p text:style-name="P171"><text:soft-page-break/><text:tab/>cout &lt;&lt; TestClass::addition(2, 3) &lt;&lt; endl; <text:span text:style-name="T221"># out: 5</text:span></text:p>
      <text:p text:style-name="P61">-<text:span text:style-name="T139">&gt; </text:span><text:span text:style-name="T69">struct</text:span><text:span text:style-name="T88"> –</text:span><text:span text:style-name="T182"> it is essentially the same as a class expect members are </text:span><text:span text:style-name="T183">public </text:span><text:span text:style-name="T140">by <text:tab/>default.</text:span></text:p>
      <text:p text:style-name="P129"><text:span text:style-name="T140"><text:tab/></text:span><text:span text:style-name="T141">struct</text:span><text:span text:style-name="T140"> Person {</text:span></text:p>
      <text:p text:style-name="P137"><text:tab/><text:tab/>std::string name;</text:p>
      <text:p text:style-name="P137"><text:tab/><text:tab/>std::string get_name();</text:p>
      <text:p text:style-name="P137"><text:tab/>};</text:p>
      <text:p text:style-name="P74">-<text:span text:style-name="T144">&gt; </text:span><text:span text:style-name="T68">friend</text:span><text:span text:style-name="T144"> - </text:span><text:span text:style-name="T184">a function or class that has access to private class member</text:span></text:p>
      <text:p text:style-name="P74"><text:span text:style-name="T89"><text:tab/></text:span><text:span text:style-name="T103">friend</text:span><text:span text:style-name="T109"> void display_player(Player &amp;p);</text:span><text:span text:style-name="T145"> - </text:span><text:span text:style-name="T144">a friend function</text:span></text:p>
      <text:p text:style-name="P74"><text:tab/><text:span text:style-name="T102">friend</text:span><text:span text:style-name="T108"> class Other_class;</text:span><text:span text:style-name="T146"> - </text:span><text:span text:style-name="T144">a friend class</text:span></text:p>
      <text:p text:style-name="P165"><text:span text:style-name="T37">-&gt;</text:span><text:span text:style-name="T2"> </text:span><text:span text:style-name="T63">this</text:span><text:span text:style-name="T2"> </text:span><text:span text:style-name="T117">- is a pointer to the instance of the class on which the</text:span></text:p>
      <text:p text:style-name="P164"><text:tab/>function was called. <text:span text:style-name="T84">this</text:span> cannot be used in a static member function.</text:p>
      <text:p text:style-name="P134"><text:span text:style-name="T119"><text:tab/></text:span><text:span text:style-name="T118">void Account::set_balance(double balance) {</text:span></text:p>
      <text:p text:style-name="P136"><text:span text:style-name="T117"><text:tab/><text:tab/></text:span>this-<text:span text:style-name="T132">&gt;</text:span>balance<text:span text:style-name="T117"> = balance; </text:span></text:p>
      <text:p text:style-name="P138"><text:tab/>}</text:p>
      <text:p text:style-name="P89">-<text:span text:style-name="T186">&gt; OPERATOR OVERLOADING</text:span></text:p>
      <text:p text:style-name="P75">a) cannot be overloaded - <text:span text:style-name="T70">::<text:tab/>:? .*<text:tab/>. sizeof</text:span></text:p>
      <text:p text:style-name="P75">b) <text:span text:style-name="T84">copy assignment operator</text:span> – default is shallow copy, memberwise assignment</text:p>
      <text:p text:style-name="P76"><text:span text:style-name="T98">s2 = s1</text:span> // assignment</text:p>
      <text:p text:style-name="P78"><text:span text:style-name="T127">Type &amp;Type::operator=(const Type &amp;rhs);<text:tab/></text:span><text:span text:style-name="T96"><text:tab/>// </text:span><text:span text:style-name="T97">function prototype</text:span></text:p>
      <text:p text:style-name="P104"/>
      <text:p text:style-name="P76"><text:span text:style-name="T163">example</text:span> – for instances with raw pointers</text:p>
      <text:p text:style-name="P139"/>
      <text:p text:style-name="P139">Mystring &amp;Mystring::operator=(const Mystring &amp;rhs) {</text:p>
      <text:p text:style-name="P160"><text:span text:style-name="T99"><text:tab/>if (this == &amp;rhs)<text:tab/><text:tab/><text:tab/></text:span><text:span text:style-name="T9">// c</text:span><text:span text:style-name="T10">hecking for self-assignment eg. p1 = p1;</text:span></text:p>
      <text:p text:style-name="P139"><text:tab/><text:tab/>return *this;</text:p>
      <text:p text:style-name="P139"><text:tab/>delete [] str;<text:tab/><text:tab/><text:tab/><text:tab/><text:tab/><text:tab/><text:span text:style-name="T2">// or this-</text:span><text:span text:style-name="T51">&gt;</text:span><text:span text:style-name="T2">str</text:span></text:p>
      <text:p text:style-name="P139"><text:tab/>str = new char[std::strlen(rhs.str) + 1];<text:tab/><text:tab/><text:span text:style-name="T2">// </text:span><text:span text:style-name="T49">create array in the heap</text:span></text:p>
      <text:p text:style-name="P139"><text:tab/>std::strcpy(str, rhs.str);<text:tab/><text:tab/><text:tab/><text:tab/><text:span text:style-name="T2">// </text:span><text:span text:style-name="T49">copy str from rhs</text:span></text:p>
      <text:p text:style-name="P139"/>
      <text:p text:style-name="P139"><text:tab/>return *this;<text:tab/><text:span text:style-name="T2">// </text:span><text:span text:style-name="T50">return current by reference </text:span></text:p>
      <text:p text:style-name="P77"><text:tab/><text:tab/><text:tab/><text:tab/>to allow chain assignment s1 = s2 = s3</text:p>
      <text:p text:style-name="P139"><text:tab/>}</text:p>
      <text:p text:style-name="P79">c) <text:span text:style-name="T84">move assignment operator </text:span>- i<text:span text:style-name="T188">f we have </text:span><text:span text:style-name="T189">raw pointer </text:span><text:span text:style-name="T188">we should overload the move <text:tab/>assignment operator for efficiency.</text:span></text:p>
      <text:p text:style-name="P140">Mystring s1;</text:p>
      <text:p text:style-name="P140">s1 = Mystring {“Frank”}; <text:span text:style-name="T2"><text:tab/>// move assignment, while Mystring(“Frank”) <text:tab/><text:tab/><text:tab/><text:tab/><text:tab/><text:tab/>// is </text:span><text:span text:style-name="T52">n</text:span><text:span text:style-name="T2">ot L-value variable, but R-value </text:span></text:p>
      <text:p text:style-name="P86"><text:tab/></text:p>
      <text:p text:style-name="P141"><text:span text:style-name="T128">Type &amp;Type::operator=(Type &amp;&amp;rhs)</text:span><text:span text:style-name="T2">;<text:tab/>// function prototype</text:span></text:p>
      <text:p text:style-name="P87"/>
      <text:p text:style-name="P142">Mystring &amp;Mystring::operator=(Mystring &amp;&amp;rhs) {</text:p>
      <text:p text:style-name="P142"><text:s text:c="4"/>std::cout &lt;&lt; "Using move assignment" &lt;&lt; std::endl;</text:p>
      <text:p text:style-name="P80"><text:span text:style-name="T98"><text:s text:c="4"/>if (this == &amp;rhs) </text:span><text:tab/><text:tab/>// self assignment</text:p>
      <text:p text:style-name="P80"><text:s text:c="5"/><text:span text:style-name="T98"><text:s text:c="3"/>return *this;<text:tab/></text:span><text:tab/>// return current object</text:p>
      <text:p text:style-name="P80"><text:s text:c="4"/><text:span text:style-name="T98">delete [] str;</text:span><text:tab/><text:tab/>// deallocate current storage</text:p>
      <text:p text:style-name="P80"><text:s text:c="4"/><text:span text:style-name="T98">str = rhs.str;<text:tab/></text:span><text:tab/>// steal the pointer</text:p>
      <text:p text:style-name="P80"><text:s text:c="3"/><text:span text:style-name="T98"><text:s/>rhs.str = nullptr;</text:span><text:tab/><text:tab/>// null out the rhs object</text:p>
      <text:p text:style-name="P80"><text:s text:c="4"/><text:span text:style-name="T98">return *this;<text:tab/></text:span><text:tab/><text:tab/>// return current object</text:p>
      <text:p text:style-name="P80">}</text:p>
      <text:p text:style-name="P143"><text:span text:style-name="T2">d) </text:span><text:span text:style-name="T29">Overloading Operators as Member Functions</text:span><text:span text:style-name="T53">:</text:span></text:p>
      <text:p text:style-name="P81"><text:tab/>- unary operators as member methods (++, –, -, !)</text:p>
      <text:p text:style-name="P81"><text:tab/><text:span text:style-name="T126">ReturnType Type::operatorOp();</text:span></text:p>
      <text:p text:style-name="P168"><text:soft-page-break/><text:span text:style-name="T199">Remark</text:span><text:span text:style-name="T15">: When you add the </text:span><text:span text:style-name="Source_20_Text"><text:span text:style-name="T76">const</text:span></text:span><text:span text:style-name="T15"> keyword to a method the </text:span><text:span text:style-name="Source_20_Text"><text:span text:style-name="T77">this</text:span></text:span><text:span text:style-name="T15"> pointer will essentially become </text:span><text:span text:style-name="T25">a pointer to </text:span><text:span text:style-name="Source_20_Text"><text:span text:style-name="T25">const</text:span></text:span><text:span text:style-name="T25"> object</text:span><text:span text:style-name="T15">, and you cannot therefore change any member data (</text:span><text:span text:style-name="T14">u</text:span><text:span text:style-name="T15">nless you use </text:span><text:span text:style-name="Source_20_Text"><text:span text:style-name="T15">mutable</text:span></text:span><text:span text:style-name="Source_20_Text"><text:span text:style-name="T14">).</text:span></text:span></text:p>
      <text:p text:style-name="P80"/>
      <text:p text:style-name="P81"><text:tab/><text:span text:style-name="T98">Number Number::operator-() const;</text:span></text:p>
      <text:p text:style-name="P81"><text:span text:style-name="T98"><text:tab/>Number Number::operator++();<text:tab/></text:span><text:tab/>// pre-increment</text:p>
      <text:p text:style-name="P81"><text:tab/><text:span text:style-name="T98">Number Number::operator++(int);</text:span><text:tab/>// post-increment</text:p>
      <text:p text:style-name="P81"><text:tab/><text:span text:style-name="T98">bool Number::operator!() const;</text:span></text:p>
      <text:p text:style-name="P146"/>
      <text:p text:style-name="P81"><text:span text:style-name="T98"><text:tab/></text:span>- <text:span text:style-name="T190">binary operators as member methods (+,-,==,!=,&lt;,&gt;, etc.)</text:span></text:p>
      <text:p text:style-name="P36"><text:tab/>ReturnType Type::operatorOp(const &amp;Type rhs) <text:span text:style-name="T191">const</text:span>;</text:p>
      <text:p text:style-name="P83"><text:tab/></text:p>
      <text:p text:style-name="P144"><text:tab/>Number Number::operator+(const &amp;Number rhs) const;</text:p>
      <text:p text:style-name="P144"><text:tab/>Number Number::operator-(const &amp;Number rhs) const;</text:p>
      <text:p text:style-name="P144"><text:tab/>bool Number::operator==(const &amp;Number rhs) const;</text:p>
      <text:p text:style-name="P144"><text:tab/>bool Number::operator&gt;(const &amp;Number rhs) const;</text:p>
      <text:p text:style-name="P144"><text:tab/></text:p>
      <text:p text:style-name="P144"><text:tab/><text:span text:style-name="T2">- </text:span><text:span text:style-name="T42">example</text:span></text:p>
      <text:p text:style-name="P144"><text:span text:style-name="T54"><text:tab/></text:span><text:span text:style-name="T192">bool </text:span><text:span text:style-name="T90">Mystring::</text:span><text:span text:style-name="T192">operator==</text:span><text:span text:style-name="T90">(const Mystring &amp;rhs)</text:span><text:span text:style-name="T192"> const {</text:span></text:p>
      <text:p text:style-name="P146"><text:s text:c="4"/><text:tab/><text:tab/>return (std::strcmp(<text:span text:style-name="T84">str</text:span>, rhs.str) == 0);<text:span text:style-name="T54">}</text:span></text:p>
      <text:p text:style-name="P88"/>
      <text:p text:style-name="P161"><text:span text:style-name="T12">d) </text:span><text:span text:style-name="T16">Overloading Operators as </text:span><text:span text:style-name="T17">Global</text:span><text:span text:style-name="T16"> Functions</text:span><text:span text:style-name="T11">:</text:span></text:p>
      <text:p text:style-name="P162"><text:span text:style-name="T11"><text:tab/>- </text:span><text:span text:style-name="T13">Global functions must be implemented as </text:span><text:span text:style-name="T26">friends</text:span><text:span text:style-name="T13"> of classes, otherwise <text:tab/>they will not have an access to the class members.</text:span></text:p>
      <text:p text:style-name="P85"/>
      <text:p text:style-name="P85"><text:tab/>- Unary operators as global functions (++, --, -, !)</text:p>
      <text:p text:style-name="P82"><text:tab/><text:span text:style-name="T126">ReturnType Type::operatorOp();</text:span></text:p>
      <text:p text:style-name="P82"/>
      <text:p text:style-name="P82"><text:tab/><text:span text:style-name="T98">Number operator-(const </text:span><text:span text:style-name="T113">Number &amp;obj</text:span><text:span text:style-name="T98">);</text:span></text:p>
      <text:p text:style-name="P82"><text:span text:style-name="T98"><text:tab/>Number operator++(</text:span><text:span text:style-name="T113">Number &amp;obj</text:span><text:span text:style-name="T98">);<text:tab/></text:span><text:tab/>// pre-increment</text:p>
      <text:p text:style-name="P82"><text:tab/><text:span text:style-name="T98">Number operator++(</text:span><text:span text:style-name="T113">Number &amp;obj, </text:span><text:span text:style-name="T98">int); <text:tab/></text:span>// post-increment, <text:span text:style-name="T222">interesting <text:tab/><text:tab/><text:tab/><text:tab/><text:tab/><text:tab/><text:tab/><text:tab/> <text:s text:c="2"/>notation</text:span></text:p>
      <text:p text:style-name="P82"><text:span text:style-name="T194"><text:tab/></text:span><text:span text:style-name="T113">bool operator!(const Number &amp;obj);</text:span></text:p>
      <text:p text:style-name="P147"/>
      <text:p text:style-name="P82"><text:span text:style-name="T113"><text:tab/></text:span><text:span text:style-name="T194">- </text:span><text:span text:style-name="T190">binary operators as member methods (+,-,==,!=,&lt;,&gt;, etc.)</text:span></text:p>
      <text:p text:style-name="P37"><text:tab/>ReturnType Type::operatorOp(const &amp;Type rhs);</text:p>
      <text:p text:style-name="P84"><text:tab/></text:p>
      <text:p text:style-name="P145"><text:tab/>Number operator+(const &amp;Number <text:span text:style-name="T194">lhs</text:span>, const &amp;Number rhs);</text:p>
      <text:p text:style-name="P145"><text:tab/>Number operator-(const &amp;Number <text:span text:style-name="T194">lhs</text:span>, const &amp;Number rhs);</text:p>
      <text:p text:style-name="P145"><text:tab/>bool operator==(const &amp;Number <text:span text:style-name="T194">lhs</text:span>, const &amp;Number rhs);</text:p>
      <text:p text:style-name="P148"><text:tab/>bool operator&gt;(const &amp;Number <text:span text:style-name="T194">lhs</text:span>, const &amp;Number rhs);</text:p>
      <text:p text:style-name="P148"/>
      <text:p text:style-name="P148"><text:tab/><text:span text:style-name="T2">- </text:span><text:span text:style-name="T55">example</text:span></text:p>
      <text:p text:style-name="P148"><text:span text:style-name="T55"><text:tab/>// in </text:span><text:span text:style-name="T30">“Mystring.h”</text:span></text:p>
      <text:p text:style-name="P148"><text:span text:style-name="T55"><text:tab/></text:span><text:span text:style-name="T195">friend Mystring operator+(const Mystring &amp;lhs, const Mystring &amp;rhs);</text:span></text:p>
      <text:p text:style-name="P148"/>
      <text:p text:style-name="P148"><text:tab/><text:span text:style-name="T55">// in </text:span><text:span text:style-name="T30">“Mystring.</text:span><text:span text:style-name="T31">cpp</text:span><text:span text:style-name="T30">”</text:span></text:p>
      <text:p text:style-name="P149">Mystring operator+(const Mystring &amp;lhs, const Mystring &amp;rhs) {</text:p>
      <text:p text:style-name="P149"><text:s text:c="4"/><text:tab/>char *buff = new char[std::strlen(lhs.str) + std::strlen(rhs.str) + 1];</text:p>
      <text:p text:style-name="P149"><text:s text:c="4"/><text:tab/>std::strcpy(buff, lhs.str);</text:p>
      <text:p text:style-name="P149"><text:s text:c="4"/><text:tab/>std::strcat(buff, rhs.str);</text:p>
      <text:p text:style-name="P149"><text:s text:c="4"/><text:tab/>Mystring temp {buff};</text:p>
      <text:p text:style-name="P149"><text:s text:c="4"/><text:tab/>delete [] buff;</text:p>
      <text:p text:style-name="P149"><text:soft-page-break/><text:s text:c="4"/><text:tab/>return temp;<text:span text:style-name="T193">}</text:span></text:p>
      <text:p text:style-name="P90"/>
      <text:p text:style-name="P91">e) <text:span text:style-name="T90">Overloading </text:span><text:span text:style-name="T91">Stream Insertion as Global function</text:span></text:p>
      <text:p text:style-name="P103">- stream insertion operator (&lt;&lt;):</text:p>
      <text:p text:style-name="P150"><text:span text:style-name="T28"><text:tab/></text:span><text:span text:style-name="T2">- return a reference to the ostream so we can keep inserting</text:span></text:p>
      <text:p text:style-name="P163"><text:span text:style-name="T28"><text:tab/></text:span><text:span text:style-name="T2">- DON’T return ostream by value!</text:span></text:p>
      <text:p text:style-name="P150"><text:tab/>std::ostream &amp;operator&lt;&lt;(std::ostream &amp;os, const Mystring &amp;obj) {</text:p>
      <text:p text:style-name="P150"><text:tab/><text:tab/>os &lt;&lt; obj.str;<text:tab/><text:tab/><text:span text:style-name="T2">// if friend functions<text:tab/></text:span></text:p>
      <text:p text:style-name="P150"><text:tab/><text:tab/>os &lt;&lt; obj.get_str();<text:tab/><text:span text:style-name="T2">// if not friend function</text:span></text:p>
      <text:p text:style-name="P150"><text:tab/><text:tab/>return os;}</text:p>
      <text:p text:style-name="P92"/>
      <text:p text:style-name="P163"><text:span text:style-name="T28">-</text:span><text:span text:style-name="T84"> </text:span><text:span text:style-name="T28">stream extraction operator (&gt;&gt;):</text:span></text:p>
      <text:p text:style-name="P163"><text:span text:style-name="T28"><text:tab/></text:span><text:span text:style-name="T2">- return a reference to the istream so we can keep inserting</text:span></text:p>
      <text:p text:style-name="P92"><text:span text:style-name="T84"><text:tab/></text:span>- update the object passed in</text:p>
      <text:p text:style-name="P92"><text:tab/><text:span text:style-name="T98">std::istream &amp;operator&gt;&gt;(std::istream &amp;is, Mystring &amp;obj) {</text:span></text:p>
      <text:p text:style-name="P150"><text:tab/><text:tab/>char *buff = new char[1000];</text:p>
      <text:p text:style-name="P150"><text:tab/><text:tab/>is &gt;&gt; buff;</text:p>
      <text:p text:style-name="P150"><text:tab/><text:tab/>obj = Mystring{buff}; //if you have copy or move assignment</text:p>
      <text:p text:style-name="P150"><text:tab/><text:tab/>delete [] buff;</text:p>
      <text:p text:style-name="P150"><text:tab/><text:tab/>return is;}</text:p>
      <text:p text:style-name="P92">- <text:span text:style-name="T172">example</text:span></text:p>
      <text:p text:style-name="P152"><text:span text:style-name="T2">// </text:span><text:span text:style-name="T56">Function prototypes in </text:span><text:span text:style-name="T32">‘Mystring.h’</text:span></text:p>
      <text:p text:style-name="P151">class Mystring {</text:p>
      <text:p text:style-name="P151"><text:s text:c="4"/>friend std::ostream &amp;operator&lt;&lt;(std::ostream &amp;os, const Mystring &amp;rhs);</text:p>
      <text:p text:style-name="P151"><text:s text:c="4"/>friend std::istream &amp;operator&gt;&gt;(std::istream &amp;in, Mystring &amp;rhs);</text:p>
      <text:p text:style-name="P151">...}</text:p>
      <text:p text:style-name="P93"/>
      <text:p text:style-name="P93">// implementation in <text:span text:style-name="T84">“Mystring.cpp”</text:span></text:p>
      <text:p text:style-name="P93">// overloaded insertion operator</text:p>
      <text:p text:style-name="P151">std::ostream &amp;operator&lt;&lt;(std::ostream &amp;os, const Mystring &amp;rhs) {</text:p>
      <text:p text:style-name="P151"><text:s text:c="4"/>os &lt;&lt; rhs.str;</text:p>
      <text:p text:style-name="P151"><text:s text:c="4"/>return os;}</text:p>
      <text:p text:style-name="P151"/>
      <text:p text:style-name="P93">// overloaded extraction operator</text:p>
      <text:p text:style-name="P151">std::istream &amp;operator&gt;&gt;(std::istream &amp;in, Mystring &amp;rhs) {</text:p>
      <text:p text:style-name="P151"><text:s text:c="4"/>char *buff = new char[1000];</text:p>
      <text:p text:style-name="P151"><text:s text:c="4"/>in &gt;&gt; buff;</text:p>
      <text:p text:style-name="P151"><text:s text:c="4"/>rhs = Mystring{buff};</text:p>
      <text:p text:style-name="P151"><text:s text:c="4"/>delete [] buff;</text:p>
      <text:p text:style-name="P151"><text:s text:c="4"/>return in;}</text:p>
      <text:p text:style-name="P151"/>
      <text:p text:style-name="P101">-<text:span text:style-name="T196">&gt; inheritance:</text:span></text:p>
      <text:p text:style-name="P101"><text:span text:style-name="T122">a)</text:span><text:span text:style-name="T117"> </text:span><text:span text:style-name="T121">definition</text:span></text:p>
      <text:p text:style-name="P38"><text:tab/>class Base {</text:p>
      <text:p text:style-name="P38"><text:tab/><text:tab/>// Base class members...</text:p>
      <text:p text:style-name="P38"><text:tab/>};</text:p>
      <text:p text:style-name="P38"><text:tab/></text:p>
      <text:p text:style-name="P38"><text:tab/>class Derived: access-specifier Base {</text:p>
      <text:p text:style-name="P38"><text:tab/><text:tab/>// Derived class members…</text:p>
      <text:p text:style-name="P40"><text:tab/>};</text:p>
      <text:p text:style-name="P39"><text:span text:style-name="T60">b)</text:span><text:span text:style-name="T33"> </text:span><text:span text:style-name="T71">protected</text:span><text:span text:style-name="T33"> (modifier)</text:span><text:span text:style-name="T58"> </text:span><text:span text:style-name="T57">- accessible from the Base class itself </text:span><text:span text:style-name="T58">and </text:span><text:span text:style-name="T57">from classes <text:tab/>Derived from Base, </text:span><text:span text:style-name="T58">but </text:span><text:span text:style-name="T57">not accessible by objects of Base or Derived</text:span></text:p>
      <text:p text:style-name="P39"><text:span text:style-name="T60">c)</text:span><text:span text:style-name="T58"> </text:span><text:span text:style-name="T34">a Derived class</text:span><text:span text:style-name="T59"> does </text:span><text:span text:style-name="T198">NOT</text:span><text:span text:style-name="T59"> inherit:</text:span></text:p>
      <text:p text:style-name="P94"><text:soft-page-break/><text:tab/>- Base class contructors</text:p>
      <text:p text:style-name="P94"><text:tab/>- Base class destructors</text:p>
      <text:p text:style-name="P94"><text:tab/>- Base class overload assignment operators</text:p>
      <text:p text:style-name="P100"><text:tab/>- Base class friend functions</text:p>
      <text:p text:style-name="P95"><text:span text:style-name="T197"><text:tab/>!!! </text:span><text:span text:style-name="T84">However</text:span>, the Derived class constructors, destructors, and overloaded <text:tab/>assignment operators can invoke the base-class versions</text:p>
      <text:p text:style-name="P95"/>
      <text:p text:style-name="P96">d) <text:span text:style-name="T163">example</text:span>:</text:p>
      <text:p text:style-name="P96"/>
      <text:p text:style-name="P8">class Account {</text:p>
      <text:p text:style-name="P8">public:</text:p>
      <text:p text:style-name="P8"><text:tab/>void deposit(double amount) {balance += amount;}</text:p>
      <text:p text:style-name="P8">};</text:p>
      <text:p text:style-name="P8"/>
      <text:p text:style-name="P8">class Savings_Account: public Account {</text:p>
      <text:p text:style-name="P8">public:</text:p>
      <text:p text:style-name="P8"><text:tab/>void deposit(double amount) { <text:tab/><text:span text:style-name="T2">// Redefine Base class method</text:span></text:p>
      <text:p text:style-name="P8"><text:tab/><text:tab/>amount += some_interest;</text:p>
      <text:p text:style-name="P8"><text:tab/><text:tab/>Account::deposit(amount);<text:tab/><text:span text:style-name="T2">// invoke call Base class method</text:span></text:p>
      <text:p text:style-name="P153"><text:tab/><text:span text:style-name="T200">}</text:span></text:p>
      <text:p text:style-name="P154">};</text:p>
      <text:p text:style-name="P154"/>
      <text:p text:style-name="P102">-<text:span text:style-name="T196">&gt; </text:span><text:span text:style-name="T201">polymorphism</text:span><text:span text:style-name="T196">:</text:span></text:p>
      <text:p text:style-name="P97">a) <text:span text:style-name="T173">run-time polymorphism is achieved via:</text:span></text:p>
      <text:p text:style-name="P166">- inheritance</text:p>
      <text:p text:style-name="P166">- base class pointers or references</text:p>
      <text:p text:style-name="P98">- virtual functions</text:p>
      <text:p text:style-name="P63"><text:span text:style-name="T142">b) </text:span><text:span text:style-name="T143">virtual</text:span><text:span text:style-name="T142"> functions:</text:span></text:p>
      <text:p text:style-name="P9">class <text:span text:style-name="T84">Account</text:span> {</text:p>
      <text:p text:style-name="P9"><text:tab/>public:</text:p>
      <text:p text:style-name="P9"><text:tab/><text:tab/><text:span text:style-name="T84">virtual </text:span>void withdraw(double amount);</text:p>
      <text:p text:style-name="P9"><text:tab/><text:tab/>...</text:p>
      <text:p text:style-name="P9">};</text:p>
      <text:p text:style-name="P9"/>
      <text:p text:style-name="P9">class <text:span text:style-name="T84">Checking : </text:span>public <text:span text:style-name="T84">Account </text:span>{</text:p>
      <text:p text:style-name="P9">public:</text:p>
      <text:p text:style-name="P9"><text:tab/><text:span text:style-name="T84">virtual </text:span>void withdraw(double amount);</text:p>
      <text:p text:style-name="P9"><text:tab/>...</text:p>
      <text:p text:style-name="P155">};</text:p>
      <text:p text:style-name="P99">c) <text:span text:style-name="T84">virtual destructor</text:span> - <text:span text:style-name="T202">if a class has virtual functions ALWAYS provide a </text:span><text:span text:style-name="T129">public <text:tab/>virtual destructor</text:span></text:p>
      <text:p text:style-name="P10"/>
      <text:p text:style-name="P10">class <text:span text:style-name="T84">Account </text:span>{</text:p>
      <text:p text:style-name="P10"><text:tab/>public:</text:p>
      <text:p text:style-name="P10"><text:tab/><text:tab/><text:span text:style-name="T84">virtual </text:span>void withdraw(double amount);</text:p>
      <text:p text:style-name="P10"><text:tab/><text:tab/><text:span text:style-name="T84">virtual ~Account();</text:span></text:p>
      <text:p text:style-name="P21"><text:span text:style-name="T154"><text:tab/><text:tab/>...</text:span><text:span text:style-name="T158">};</text:span></text:p>
      <text:p text:style-name="P18"/>
      <text:p text:style-name="P24"><text:span text:style-name="T160">d</text:span><text:span text:style-name="T159">) using </text:span><text:span text:style-name="T157">a Base class</text:span><text:span text:style-name="T159"> pointer </text:span><text:span text:style-name="T161">(example)</text:span><text:span text:style-name="T159">:</text:span></text:p>
      <text:p text:style-name="P29"/>
      <text:p text:style-name="P11"><text:s text:c="4"/>...</text:p>
      <text:p text:style-name="P11"><text:s text:c="4"/><text:span text:style-name="T2">// </text:span><text:span text:style-name="T35">Savings</text:span><text:span text:style-name="T61">, </text:span><text:span text:style-name="T35">Checking</text:span><text:span text:style-name="T61"> and </text:span><text:span text:style-name="T35">Trust</text:span><text:span text:style-name="T61"> are subclasses of a Base class - </text:span><text:span text:style-name="T35">Account</text:span></text:p>
      <text:p text:style-name="P16"><text:s text:c="4"/>Account *p1 = new Account();<text:tab/><text:span text:style-name="T37">// pointer to an object of Account class </text:span></text:p>
      <text:p text:style-name="P3"><text:span text:style-name="T104"><text:s text:c="4"/>Account *p2 = new Savings();<text:tab/></text:span><text:span text:style-name="T38">// pointer to an object of S</text:span><text:span text:style-name="T39">avings</text:span><text:span text:style-name="T38"> class</text:span></text:p>
      <text:p text:style-name="P3"><text:span text:style-name="T104"><text:s text:c="4"/>Account *p3 = new Checking();<text:tab/></text:span><text:span text:style-name="T38">// pointer to an object of C</text:span><text:span text:style-name="T39">hecking</text:span><text:span text:style-name="T38"> class</text:span></text:p>
      <text:p text:style-name="P3"><text:span text:style-name="T104"><text:s text:c="4"/>Account *p4 = new Trust();<text:tab/></text:span><text:span text:style-name="T38">// pointer to an object of T</text:span><text:span text:style-name="T39">rust</text:span><text:span text:style-name="T38"> class</text:span></text:p>
      <text:p text:style-name="P11"><text:s text:c="4"/></text:p>
      <text:p text:style-name="P11"><text:s text:c="4"/>p1-&gt;withdraw(1000);</text:p>
      <text:p text:style-name="P11"><text:soft-page-break/><text:s text:c="4"/>p2-&gt;withdraw(1000);</text:p>
      <text:p text:style-name="P11"><text:s text:c="4"/>p3-&gt;withdraw(1000);</text:p>
      <text:p text:style-name="P11"><text:s text:c="4"/>p4-&gt;withdraw(1000);</text:p>
      <text:p text:style-name="P11"><text:s text:c="4"/></text:p>
      <text:p text:style-name="P11"><text:s text:c="4"/>std::cout &lt;&lt; "\n === Array ==== " &lt;&lt; std::endl;</text:p>
      <text:p text:style-name="P11"><text:s text:c="4"/>Account *array [] = {p1,p2,p3,p4};</text:p>
      <text:p text:style-name="P11"><text:s text:c="4"/>for (auto i=0; i&lt;4; ++i)</text:p>
      <text:p text:style-name="P11"><text:s text:c="8"/>array[i]→withdraw(1000);<text:tab/><text:span text:style-name="T2">// </text:span><text:span text:style-name="T61">dynamic binding thanks to a base class <text:tab/><text:tab/><text:tab/><text:tab/><text:tab/><text:tab/><text:tab/>// pointers</text:span></text:p>
      <text:p text:style-name="P19"><text:s text:c="4"/>…</text:p>
      <text:p text:style-name="P28"/>
      <text:p text:style-name="P22"><text:span text:style-name="T20">e) </text:span><text:span text:style-name="T75">override</text:span><text:span text:style-name="T20"> - In a member function declaration or definition, </text:span><text:span text:style-name="Source_20_Text"><text:span text:style-name="T20">override</text:span></text:span><text:span text:style-name="T20"> ensures <text:tab/>that the function is virtual and is overriding a virtual function from a <text:tab/>base class. The program is ill-formed (a compile-time error is generated) <text:tab/>if this is not true. </text:span></text:p>
      <text:p text:style-name="P28"/>
      <text:p text:style-name="P12">class <text:span text:style-name="T84">Derived:</text:span> public <text:span text:style-name="T84">Base </text:span>{</text:p>
      <text:p text:style-name="P12"><text:tab/>public:</text:p>
      <text:p text:style-name="P25"><text:span text:style-name="T98"><text:tab/><text:tab/></text:span><text:span text:style-name="T100">virtual void say_hello() const override</text:span><text:span text:style-name="T98"> {<text:tab/> </text:span><text:tab/><text:tab/><text:tab/><text:tab/></text:p>
      <text:p text:style-name="P12"><text:tab/><text:tab/>std::cout &lt;&lt; “Hello – I’m a Derived class object” &lt;&lt; std::endl;}</text:p>
      <text:p text:style-name="P17"><text:span text:style-name="T123"><text:tab/><text:tab/></text:span><text:span text:style-name="T92">virtual ~Derived() {}</text:span></text:p>
      <text:p text:style-name="P20">};</text:p>
      <text:p text:style-name="P20"/>
      <text:p text:style-name="P13"><text:span text:style-name="T47">f</text:span><text:span text:style-name="T45">) </text:span><text:span text:style-name="T78">final</text:span><text:span text:style-name="T142"> - </text:span><text:span text:style-name="T46">when used at </text:span><text:span text:style-name="T48">the</text:span><text:span text:style-name="T46"> </text:span><text:span text:style-name="T48">class level</text:span><text:span text:style-name="T46">, it prevents a class from being derived <text:tab/>from. </text:span><text:span text:style-name="T45">W</text:span><text:span text:style-name="T46">hen used at </text:span><text:span text:style-name="T48">the method level</text:span><text:span text:style-name="T46">, it prevents virtual method from being <text:tab/>overridden in derived classes</text:span></text:p>
      <text:p text:style-name="P30"/>
      <text:p text:style-name="P14">class B: public A {</text:p>
      <text:p text:style-name="P4"><text:span text:style-name="T110"><text:tab/>virtual void do_something () </text:span><text:span text:style-name="T100">final</text:span><text:span text:style-name="T110">;</text:span><text:span text:style-name="T112">}</text:span><text:span text:style-name="T37"><text:tab/>// prevent further overriding</text:span></text:p>
      <text:p text:style-name="P5"><text:span text:style-name="T37">g) </text:span><text:span text:style-name="T28">pure virtual function </text:span><text:span text:style-name="T37">– used to make a class abstract. </text:span><text:span text:style-name="T40">Derived classes </text:span><text:span text:style-name="T36">MUST</text:span><text:span text:style-name="T40"> <text:tab/>override the base class. </text:span><text:span text:style-name="T37">I</text:span><text:span text:style-name="T40">f the Derived class does not override then the <text:tab/>Derived class is also abstract.</text:span></text:p>
      <text:p text:style-name="P26"/>
      <text:p text:style-name="P7"><text:span text:style-name="T37">- </text:span><text:span text:style-name="T41">example of </text:span><text:span text:style-name="T62">Abstract Class</text:span></text:p>
      <text:p text:style-name="P15"/>
      <text:p text:style-name="P31"><text:span text:style-name="T110">class Shape {<text:tab/><text:tab/></text:span><text:span text:style-name="T117"><text:tab/>// Abstract Base class</text:span></text:p>
      <text:p text:style-name="P15">private:</text:p>
      <text:p text:style-name="P15"><text:s text:c="7"/>// attributes common to all shapes</text:p>
      <text:p text:style-name="P15">public:</text:p>
      <text:p text:style-name="P31"><text:span text:style-name="T110"><text:s text:c="6"/>virtual void draw() = 0;</text:span><text:span text:style-name="T117"><text:tab/> // pure virtual function</text:span></text:p>
      <text:p text:style-name="P31"><text:span text:style-name="T110"><text:s text:c="6"/>virtual void rotate() = 0; </text:span><text:span text:style-name="T117"><text:s text:c="2"/>// pure virtual function</text:span></text:p>
      <text:p text:style-name="P15"><text:s text:c="6"/>virtual ~Shape() { }</text:p>
      <text:p text:style-name="P15">};</text:p>
      <text:p text:style-name="P27"/>
      <text:p text:style-name="P23"><text:span text:style-name="T73">-</text:span><text:span text:style-name="T74">&gt; class_name</text:span><text:span text:style-name="Source_20_Text"><text:span text:style-name="T74">()</text:span></text:span><text:span text:style-name="T74"> </text:span><text:span text:style-name="Source_20_Text"><text:span text:style-name="T74">=</text:span></text:span><text:span text:style-name="T74"> </text:span><text:span text:style-name="Source_20_Text"><text:span text:style-name="T74">default</text:span></text:span><text:span text:style-name="T74"> </text:span><text:span text:style-name="Source_20_Text"><text:span text:style-name="T74">;</text:span></text:span><text:span text:style-name="T74"> </text:span><text:span text:style-name="T7">- Defaulted default constructor: the compiler will <text:tab/>define the implicit default constructor even if other constructors are <text:tab/>pres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550aaf" officeooo:paragraph-rsid="00550a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++ Classes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9-14T19:13:40.021158680</dc:date>
    <meta:editing-duration>PT6H19M18S</meta:editing-duration>
    <meta:editing-cycles>59</meta:editing-cycles>
    <meta:generator>LibreOffice/6.4.5.2$Linux_X86_64 LibreOffice_project/40$Build-2</meta:generator>
    <meta:document-statistic meta:table-count="0" meta:image-count="0" meta:object-count="0" meta:page-count="8" meta:paragraph-count="343" meta:word-count="1786" meta:character-count="12413" meta:non-whitespace-character-count="10393"/>
  </office:meta>
</office:document-meta>
</file>